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67,299,280,679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60,406,382,898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56,165,172,898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9,406,568,432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54,782,847,752.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62,823,043,706.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1,270,954,737.2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9,337,314,809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2,197,272,797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6,048,108,185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8,678,701,891.1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4,827,844,949.6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,440,893,017.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0,744,675,209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8,881,368,538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7,632,406,552.8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6,166,330,136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5,314,909,953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4,983,024,408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7,719,354,838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7,480,968,858.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,891,308,593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,934,984,709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31:13.311473187</dc:date>
    <meta:editing-duration>PT2H23M25S</meta:editing-duration>
    <meta:editing-cycles>65</meta:editing-cycles>
    <meta:generator>LibreOffice/7.2.6.2$Linux_X86_64 LibreOffice_project/20$Build-2</meta:generator>
    <meta:document-statistic meta:table-count="1" meta:cell-count="48" meta:object-count="0"/>
  </office:meta>
</office:document-meta>
</file>